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7000000271E5E5849D693FBCB.png" manifest:media-type="image/png"/>
  <manifest:file-entry manifest:full-path="Pictures/1000012B00000402000004022413F927F9F7575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3.445cm" svg:y="2.69cm" svg:width="11.014cm" svg:height="11.014cm" draw:z-index="0"><draw:image xlink:href="Pictures/1000012B00000402000004022413F927F9F75756.svg" xlink:type="simple" xlink:show="embed" xlink:actuate="onLoad" draw:mime-type="image/svg+xml"/><draw:image xlink:href="Pictures/1000000100000027000000271E5E5849D693FB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59:37.416479964</meta:creation-date>
    <dc:title>Default</dc:title>
    <meta:editing-cycles>2</meta:editing-cycles>
    <meta:generator>LibreOffice/7.6.3.1$Linux_X86_64 LibreOffice_project/60$Build-1</meta:generator>
    <meta:editing-duration>PT1M24S</meta:editing-duration>
    <meta:initial-creator>F</meta:initial-creator>
    <dc:date>2023-12-03T21:01:00.201084835</dc:date>
    <dc:creator>F</dc:creator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Default" xlink:href="../../../usr/lib64/libreoffice/share/template/common/styles/Default.ott" meta:date="2023-12-03T20:59:36.209843100"/>
  </office:meta>
</office:document-meta>
</file>